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1.933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3; 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</table:table-row>
        <table:table-row table:style-name="ro1"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8; 9; 10; 11</text:p>
          </table:table-cell>
        </table:table-row>
        <table:table-row table:style-name="ro1" table:number-rows-repeated="104856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4">00.00.0000</text:date>, <text:time style:data-style-name="N2" text:time-value="17:56:44.172401847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7.6.4.1$Linux_X86_64 LibreOffice_project/e19e193f88cd6c0525a17fb7a176ed8e6a3e2aa1</meta:generator>
    <meta:document-statistic meta:table-count="1" meta:cell-count="39" meta:object-count="0"/>
  </office:meta>
</office:document-meta>
</file>